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3" style:family="table-cell" style:parent-style-name="Default">
      <style:table-cell-properties fo:background-color="transparent"/>
      <style:text-properties fo:color="#000000" style:font-name="Arial" fo:font-size="10pt" style:font-size-asian="10pt" style:font-size-complex="10pt"/>
    </style:style>
    <style:style style:name="ce14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Green">
      <style:table-cell-properties fo:background-color="transparent"/>
      <style:text-properties fo:font-size="10pt" style:font-size-asian="10pt" style:font-size-complex="10pt"/>
    </style:style>
    <style:style style:name="ce17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Arial" fo:font-size="10pt" style:font-size-asian="10pt" style:font-size-complex="10pt"/>
    </style:style>
    <style:style style:name="T1" style:family="text">
      <style:text-properties style:font-name="Arial" style:font-name-asian="Monaco" style:font-size-asian="11pt" style:font-name-complex="Monaco" style:font-size-complex="11pt"/>
    </style:style>
    <style:style style:name="T2" style:family="text">
      <style:text-properties style:font-name-asian="Monaco" style:font-size-asian="11pt" style:font-name-complex="Monaco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878787" style:font-name="Helvetica" fo:font-size="10pt" fo:font-weight="bold" style:font-name-asian="Helvetica" style:font-size-asian="10pt" style:font-weight-asian="bold" style:font-name-complex="Helvetica" style:font-size-complex="10pt" style:font-weight-complex="bold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/>
          <table:table-cell table:style-name="ce9" office:value-type="string">
            <text:p>Tests</text:p>
          </table:table-cell>
          <table:table-cell table:style-name="ce9" office:value-type="string">
            <text:p>Failed</text:p>
          </table:table-cell>
          <table:table-cell table:style-name="ce9" office:value-type="string">
            <text:p>Ignored</text:p>
          </table:table-cell>
          <table:table-cell table:style-name="ce9" office:value-type="string">
            <text:p>Percentage</text:p>
          </table:table-cell>
          <table:table-cell table:style-name="ce9"/>
          <table:table-cell table:style-name="ce15" office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10" table:number-columns-repeated="3"/>
          <table:table-cell table:style-name="ce9" office:value-type="string">
            <text:p>Success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>
            <text:p>TEST STATUS</text:p>
          </table:table-cell>
          <table:table-cell table:style-name="ce11" table:formula="of:=SUM([.B7:.B62])" office:value-type="float" office:value="2771">
            <text:p>2771</text:p>
          </table:table-cell>
          <table:table-cell table:style-name="ce11" table:formula="of:=SUM([.C7:.C62])" office:value-type="float" office:value="50">
            <text:p>50</text:p>
          </table:table-cell>
          <table:table-cell table:style-name="ce11" table:formula="of:=SUM([.D7:.D62])" office:value-type="float" office:value="36">
            <text:p>36</text:p>
          </table:table-cell>
          <table:table-cell table:style-name="ce14" table:formula="of:=ROUND(([.B3]-[.C3])/[.B3]; 2)" office:value-type="percentage" office:value="0.98">
            <text:p>98.00%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10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umulatingTest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6" office:value-type="string">
            <text:p>append crosses function boundary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Alias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7"/>
          <table:table-cell table:style-name="ce4" table:number-columns-repeated="1017"/>
        </table:table-row>
        <table:table-row table:style-name="ro1">
          <table:table-cell table:style-name="ce4" office:value-type="string">
            <text:p>Annotation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AssignmentTests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BacktrackingTest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allTests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8">
            <text:p>8</text:p>
          </table:table-cell>
          <table:table-cell table:style-name="ce5" table:number-columns-repeated="3"/>
          <table:table-cell table:style-name="ce5" office:value-type="string">
            <text:p>Two commented out: Issue #480</text:p>
          </table:table-cell>
          <table:table-cell table:style-name="ce5" table:number-columns-repeated="1017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8" office:value-type="string">
            <text:p>Empty comprehensions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DataDeclarationTest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TC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DataTypeTests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eclarationTest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FunctionCompositionTests</text:p>
          </table:table-cell>
          <table:table-cell table:number-columns-repeated="2" office:value-type="float" office:value="6">
            <text:p>6</text:p>
          </table:table-cell>
          <table:table-cell table:number-columns-repeated="3"/>
          <table:table-cell office:value-type="string">
            <text:p>#468 (Fixed in muOr branch)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PatternTests</text:p>
          </table:table-cell>
          <table:table-cell table:style-name="ce5" office:value-type="float" office:value="327">
            <text:p>32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9">
            <text:p>29</text:p>
          </table:table-cell>
          <table:table-cell table:style-name="ce5" table:number-columns-repeated="2"/>
          <table:table-cell table:style-name="ce5" office:value-type="string">
            <text:p><text:span text:style-name="T3">A few commented out for TC or compiler reasons, </text:span><text:span text:style-name="T4">Issue #478</text:span>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PatternTestsList3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21"/>
        </table:table-row>
        <table:table-row table:style-name="ro1">
          <table:table-cell table:style-name="ce5" office:value-type="string">
            <text:p>PatternTestsDescendants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1 commented out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>
            <text:p>Projection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educerTest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RegExpTests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cope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StatementTests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Overloaded constructor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ubscriptTests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ryCatchTest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2 node tests (Issue #434); other string vis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cktrackingTests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  <table:table-cell office:value-type="string">
            <text:p>MultipleKey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oolean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Equality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Function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O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s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ListRelation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ommented out; TC Issue #46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p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Match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3 commented out: TC #481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Nodes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elations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nested any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ets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olvedIssue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s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uple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oleanTest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Graph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Test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Tests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pTests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thTest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NumberTests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lationTest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Test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mbiguity</text:p>
          </table:table-cell>
          <table:table-cell table:number-columns-repeated="5"/>
          <table:table-cell office:value-type="string">
            <text:p>#483</text:p>
          </table:table-cell>
          <table:table-cell table:number-columns-repeated="1017"/>
        </table:table-row>
        <table:table-row table:style-name="ro1">
          <table:table-cell office:value-type="string">
            <text:p>APIGen</text:p>
          </table:table-cell>
          <table:table-cell table:number-columns-repeated="5"/>
          <table:table-cell office:value-type="string">
            <text:p>#482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<text:span text:style-name="T1">Boolean</text:span>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>
            <text:p>DateTim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Exception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Grammar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IO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List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ListRelation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Map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Messag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Nod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Origins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ParseTre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Prelud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Relation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Set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String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Tim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Typ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ToString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Traversal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Tupl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ValueIO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util::Benchmark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util::Eval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util::FileSystem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util::Highlight</text:p>
          </table:table-cell>
          <table:table-cell table:style-name="ce12" table:number-columns-repeated="1023"/>
        </table:table-row>
        <table:table-row table:style-name="ro1">
          <table:table-cell table:style-name="ce8" office:value-type="string">
            <text:p>uitl::LOC</text:p>
          </table:table-cell>
          <table:table-cell table:style-name="ce13" table:number-columns-repeated="5"/>
          <table:table-cell table:style-name="ce13" office:value-type="string">
            <text:p>#394</text:p>
          </table:table-cell>
          <table:table-cell table:style-name="ce13" table:number-columns-repeated="1017"/>
        </table:table-row>
        <table:table-row table:style-name="ro1">
          <table:table-cell table:style-name="ce6" office:value-type="string">
            <text:p>util::Math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util::Mayb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util::Monitor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>
            <text:p>util::PriorityQueue</text:p>
          </table:table-cell>
          <table:table-cell table:style-name="ce12" table:number-columns-repeated="1023"/>
        </table:table-row>
        <table:table-row table:style-name="ro1">
          <table:table-cell table:style-name="ce8" office:value-type="string">
            <text:p>util::Reflective</text:p>
          </table:table-cell>
          <table:table-cell table:style-name="ce13" table:number-columns-repeated="5"/>
          <table:table-cell table:style-name="ce13" office:value-type="string">
            <text:p>#483</text:p>
          </table:table-cell>
          <table:table-cell table:style-name="ce13" table:number-columns-repeated="1017"/>
        </table:table-row>
        <table:table-row table:style-name="ro1">
          <table:table-cell table:style-name="ce6" office:value-type="string">
            <text:p>util::ShellExec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>
            <text:p><text:span text:style-name="T2">util::Webserver</text:span></text:p>
          </table:table-cell>
          <table:table-cell table:style-name="ce12"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19"/>
        <table:table-row table:style-name="ro1">
          <table:table-cell table:style-name="ce18" office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AccumulatingTests.rsc|: 13 tests executed; 2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Annotation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Assignment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BackTracking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CallTests.rsc|: 34 tests executed; 8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DataDeclarationTests.rsc|: 43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DataTypeTests.rsc|: 670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: 327 tests executed; 5 failed; 29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List3.rsc|: 49 tests executed; 1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Descendant.rsc|: 8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RegExp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StatementTests.rsc|: 47 tests executed; 1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Subscript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TryCatchTests.rsc|: 19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VisitTests.rsc|: 97 tests executed; 13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Equality.rsc|: 52 tests executed; 1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Lists.rsc|: 79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ListRelations.rsc|: 15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Matching.rsc|: 1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Relations.rsc|: 19 tests executed; 1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library/GraphTests.rsc|: 16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library/ListTests.rsc|: 124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library/Relation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library/SetTests.rsc|: 48 tests executed; 0 failed; 0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8" office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8" office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AccumulatingTests.rsc|(1370,148,&lt;54,1&gt;,&lt;57,2&gt;): FALSE UninitializedVariable(2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AccumulatingTests.rsc|(1210,155,&lt;48,1&gt;,&lt;51,2&gt;): FALSE UninitializedVariable(2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CallTests.rsc|(11275,79,&lt;312,4&gt;,&lt;312,83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CallTests.rsc|(11192,78,&lt;311,4&gt;,&lt;311,82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CallTests.rsc|(10688,93,&lt;305,4&gt;,&lt;305,97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CallTests.rsc|(10607,76,&lt;304,4&gt;,&lt;304,80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CallTests.rsc|(10530,72,&lt;303,4&gt;,&lt;303,76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CallTests.rsc|(9409,962,&lt;277,2&gt;,&lt;292,4&gt;): FALSE PANIC: (instruction execution): instruction: CALLPRIM adt_field_access, 2; message: null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CallTests.rsc|(8613,156,&lt;253,3&gt;,&lt;257,4&gt;): FALSE PANIC: (instruction execution): instruction: LOADLOCKWP "x"; message: null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CallTests.rsc|(8465,137,&lt;247,4&gt;,&lt;250,4&gt;): FALSE PANIC: (instruction execution): instruction: LOADLOCKWP "delta"; message: null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21700,93,&lt;403,4&gt;,&lt;403,97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21601,94,&lt;402,4&gt;,&lt;402,98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21110,86,&lt;395,4&gt;,&lt;395,90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21028,77,&lt;394,4&gt;,&lt;394,81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20940,83,&lt;393,4&gt;,&lt;393,87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List3.rsc|(5414,142,&lt;85,4&gt;,&lt;85,146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StatementTests.rsc|(3898,39,&lt;86,4&gt;,&lt;86,43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VisitTests.rsc|(12253,115,&lt;268,2&gt;,&lt;268,117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VisitTests.rsc|(12138,112,&lt;267,2&gt;,&lt;267,114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VisitTests.rsc|(11658,119,&lt;259,2&gt;,&lt;259,121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VisitTests.rsc|(11539,116,&lt;258,2&gt;,&lt;258,118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VisitTests.rsc|(11083,89,&lt;250,2&gt;,&lt;250,91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VisitTests.rsc|(11000,80,&lt;249,2&gt;,&lt;249,82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VisitTests.rsc|(10630,79,&lt;241,2&gt;,&lt;241,81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VisitTests.rsc|(10553,74,&lt;240,2&gt;,&lt;240,76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VisitTests.rsc|(10199,86,&lt;233,2&gt;,&lt;233,88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VisitTests.rsc|(10116,80,&lt;232,2&gt;,&lt;232,82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VisitTests.rsc|(4171,76,&lt;124,2&gt;,&lt;124,78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VisitTests.rsc|(4107,61,&lt;123,2&gt;,&lt;123,63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VisitTests.rsc|(4051,53,&lt;122,2&gt;,&lt;122,55&gt;): FALSE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Equality.rsc|(378,47,&lt;15,0&gt;,&lt;15,47&gt;): FALSE <text:s/>with arguments: |tmp:///aV|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Relations.rsc|(2201,151,&lt;70,0&gt;,&lt;72,85&gt;): FALSE <text:s/>with arguments: {&lt;1743125261,-420592129&gt;,&lt;2037480831,802966284&gt;,&lt;-1387342178,1739901151&gt;} </text:p>
          </table:table-cell>
          <table:table-cell table:number-columns-repeated="1023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8" office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ComprehensionTests.rsc|(7797,75,&lt;162,4&gt;,&lt;163,48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ComprehensionTests.rsc|(7717,75,&lt;160,4&gt;,&lt;161,48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ComprehensionTests.rsc|(7637,75,&lt;158,4&gt;,&lt;159,48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12524,86,&lt;227,4&gt;,&lt;227,90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12440,79,&lt;226,4&gt;,&lt;226,83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12356,79,&lt;225,4&gt;,&lt;225,83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12272,79,&lt;224,4&gt;,&lt;224,83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12189,78,&lt;223,4&gt;,&lt;223,82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12107,77,&lt;222,4&gt;,&lt;222,81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12027,75,&lt;221,4&gt;,&lt;221,79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11949,73,&lt;220,4&gt;,&lt;220,77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10562,84,&lt;193,4&gt;,&lt;193,88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10475,82,&lt;192,4&gt;,&lt;192,86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10391,79,&lt;191,4&gt;,&lt;191,83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10308,78,&lt;190,4&gt;,&lt;190,82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10228,75,&lt;189,4&gt;,&lt;189,79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10149,74,&lt;188,4&gt;,&lt;188,78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10071,73,&lt;187,4&gt;,&lt;187,77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9995,71,&lt;186,4&gt;,&lt;186,75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9831,105,&lt;182,4&gt;,&lt;182,109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9721,105,&lt;181,4&gt;,&lt;181,109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9611,105,&lt;180,4&gt;,&lt;180,109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9502,104,&lt;179,4&gt;,&lt;179,108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9396,101,&lt;178,4&gt;,&lt;178,105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9289,102,&lt;177,4&gt;,&lt;177,106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9184,100,&lt;176,4&gt;,&lt;176,104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9080,99,&lt;175,4&gt;,&lt;175,103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8901,107,&lt;171,4&gt;,&lt;171,111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8797,99,&lt;170,4&gt;,&lt;170,103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8694,98,&lt;169,4&gt;,&lt;169,102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8593,96,&lt;168,4&gt;,&lt;168,100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PatternTests.rsc|(8493,95,&lt;167,4&gt;,&lt;167,99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RangeTests.rsc|(2492,80,&lt;51,4&gt;,&lt;51,84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RangeTests.rsc|(2414,72,&lt;50,4&gt;,&lt;50,76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RangeTests.rsc|(2328,80,&lt;49,4&gt;,&lt;49,84&gt;): IGNOR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RangeTests.rsc|(2247,75,&lt;48,4&gt;,&lt;48,79&gt;): IGNORED</text:p>
          </table:table-cell>
          <table:table-cell table:number-columns-repeated="1023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8" office:value-type="string">
            <text:p>SUMMARY: 2753 tests executed; 32 failed; 36 ignored</text:p>
          </table:table-cell>
          <table:table-cell table:number-columns-repeated="1023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8" office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functionality/FunctionCompositionTests.rsc|: MultipleKey("tests::functionality::FunctionCompositionTests/anonymousFunctionComposition()#0/bscope#0/closure#0"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|project://rascal-test/src/tests/BacktrackingTests.rsc|: MultipleKey("tests::BacktrackingTests/test7()#0/bscope#0/closure#0")</text:p>
          </table:table-cell>
          <table:table-cell table:number-columns-repeated="1023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/00/0000</text:date>, <text:time style:data-style-name="N2" text:time-value="0000-00-00T23:09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1-10T09:01:13</dc:date>
    <meta:editing-duration>P9DT7H15M23S</meta:editing-duration>
    <meta:editing-cycles>39</meta:editing-cycles>
    <meta:generator>LibreOffice/4.0.5.2$MacOSX_x86 LibreOffice_project/5464147a081647a250913f19c0715bca595af2f</meta:generator>
    <meta:document-statistic meta:table-count="2" meta:cell-count="348" meta:object-count="0"/>
  </office:meta>
</office:document-meta>
</file>